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noncampus-virginia-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noncampus-virginia-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lington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19022">
            <text:p>419022</text:p>
          </table:table-cell>
          <table:table-cell table:style-name="ce21" office:value-type="string">
            <text:p>ACT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19">
            <text:p>27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  <table:table-cell table:number-columns-repeated="20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3942">
            <text:p>394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81">
            <text:p>46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75">
            <text:p>75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60">
            <text:p>406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97">
            <text:p>129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306">
            <text:p>3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8874">
            <text:p>2887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82">
            <text:p>108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HAMPTON UNIVERSITY COLLEGE OF VA BEA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HAMPTON UNIVERSITY CONTINUING ED ROANOKE BRANCH</text:p>
          </table:table-cell>
          <table:table-cell table:style-name="ce21" office:value-type="float" office:value="6154">
            <text:p>615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6108">
            <text:p>1610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Roanoke Higher Education Ctr</text:p>
          </table:table-cell>
          <table:table-cell table:style-name="ce21" office:value-type="float" office:value="744">
            <text:p>744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289">
            <text:p>428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416">
            <text:p>541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248">
            <text:p>224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06">
            <text:p>290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103">
            <text:p>41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3299">
            <text:p>433299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PRACTICAL NURSING</text:p>
          </table:table-cell>
          <table:table-cell table:style-name="ce21" office:value-type="float" office:value="58">
            <text:p>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17">
            <text:p>233417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NPS RRMC SCHOOL OF RADIOLOGIC TECHNOLOGY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65">
            <text:p>616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37392">
            <text:p>3739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0595">
            <text:p>2059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019">
            <text:p>233019</text:p>
          </table:table-cell>
          <table:table-cell table:style-name="ce21" office:value-type="string">
            <text:p>Patrick Henry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41">
            <text:p>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58">
            <text:p>43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29">
            <text:p>93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732">
            <text:p>73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08">
            <text:p>233408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5">
            <text:p>15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35213">
            <text:p>435213</text:p>
          </table:table-cell>
          <table:table-cell table:style-name="ce21" office:value-type="string">
            <text:p>Riverside School of Health Career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verside School of Health Career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627">
            <text:p>627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00">
            <text:p>30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81">
            <text:p>58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4686">
            <text:p>468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958">
            <text:p>958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1836">
            <text:p>1836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515">
            <text:p>851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772">
            <text:p>233772</text:p>
          </table:table-cell>
          <table:table-cell table:style-name="ce21" office:value-type="string">
            <text:p>Tidewater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Chesapeake Campus</text:p>
          </table:table-cell>
          <table:table-cell table:style-name="ce21" office:value-type="float" office:value="22691">
            <text:p>2269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4729">
            <text:p>472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475">
            <text:p>4475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3341">
            <text:p>2334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28303">
            <text:p>28303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149">
            <text:p>114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62">
            <text:p>1362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7619">
            <text:p>2761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59">
            <text:p>4859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361">
            <text:p>8361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4">
            <text:p>2004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2700">
            <text:p>2700</text:p>
          </table:table-cell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  <table:table-cell table:number-columns-repeated="6"/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noncampus-virginia-" style:display-name="PageStyle_hate-crimes-noncampus-virginia-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